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0000" fo:font-weight="normal" style:font-weight-asian="normal" style:font-weight-complex="normal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size-complex="10pt"/>
    </style:style>
    <style:style style:name="T3" style:family="text">
      <style:text-properties style:font-name="Monospace" fo:font-size="10pt" style:font-name-asian="Monospace" style:font-size-asian="10pt" style:font-size-complex="10pt" fo:color="#005032"/>
    </style:style>
    <style:style style:name="T4" style:family="text">
      <style:text-properties style:font-name="Monospace" fo:font-size="10pt" style:font-name-asian="Monospace" style:font-size-asian="10pt" style:font-size-complex="10pt" fo:color="#000000"/>
    </style:style>
    <style:style style:name="T5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6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6"/>
          <table:table-cell table:style-name="ce3" office:value-type="string" calcext:value-type="string">
            <text:p>main thread while creating thing</text:p>
          </table:table-cell>
        </table:table-row>
        <table:table-row table:style-name="ro1">
          <table:table-cell/>
          <table:table-cell office:value-type="string" calcext:value-type="string">
            <text:p>compare to see not missing anything</text:p>
          </table:table-cell>
          <table:table-cell table:number-columns-repeated="5"/>
          <table:table-cell table:style-name="ce1"/>
          <table:table-cell office:value-type="string" calcext:value-type="string">
            <text:p>chaning “translate_addrss” with kapil logic</text:p>
          </table:table-cell>
        </table:table-row>
        <table:table-row table:style-name="ro1">
          <table:table-cell/>
          <table:table-cell office:value-type="string" calcext:value-type="string">
            <text:p>check no unnecessary printQueues</text:p>
          </table:table-cell>
          <table:table-cell table:number-columns-repeated="6"/>
          <table:table-cell table:style-name="ce2" office:value-type="string" calcext:value-type="string">
            <text:p>check if we can use exception handl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return something other than NULL in exception cases – returning null will break the code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check usleep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Ret=0 &amp; ret = 1 ka panga</text:p>
          </table:table-cell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....&gt;</text:p>
          </table:table-cell>
          <table:table-cell office:value-type="string" calcext:value-type="string">
            <text:p>similar issue with delete</text:p>
          </table:table-cell>
          <table:table-cell table:number-columns-repeated="5"/>
          <table:table-cell table:style-name="ce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style-name="ce2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Join &amp; thread????</text:p>
          </table:table-cell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erminate ko delete karna hai?</text:p>
          </table:table-cell>
          <table:table-cell table:number-columns-repeated="6"/>
          <table:table-cell table:style-name="ce6" office:value-type="string" calcext:value-type="string">
            <text:p><text:span text:style-name="T2">sp = (</text:span><text:span text:style-name="T3">address_t</text:span><text:span text:style-name="T4">)stack + STACK_SIZE - </text:span><text:span text:style-name="T5">sizeof</text:span><text:span text:style-name="T4">(</text:span><text:span text:style-name="T3">address_t</text:span><text:span text:style-name="T4">);</text:span></text:p>
          </table:table-cell>
        </table:table-row>
        <table:table-row table:style-name="ro1">
          <table:table-cell/>
          <table:table-cell office:value-type="string" calcext:value-type="string">
            <text:p>sleep mein CPU block karna hai kya?</text:p>
          </table:table-cell>
          <table:table-cell table:number-columns-repeated="6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2 bit/64 bit check for PC &amp; SP</text:p>
          </table:table-cell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  <table:table-cell table:style-name="ce7" office:value-type="string" calcext:value-type="string">
            <text:p>Check panga of avg waiting time with 1<text:span text:style-name="T6">st</text:span> thread</text:p>
          </table:table-cell>
        </table:table-row>
        <table:table-row table:style-name="ro1">
          <table:table-cell/>
          <table:table-cell office:value-type="string" calcext:value-type="string">
            <text:p>Delete, suspend, resume - 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s meaning &amp; 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ete thread – case slee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eep stats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<text:span text:style-name="T1">Asked</text:span>: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1cm">
              <dc:date>2014-09-16T00:00:00</dc:date>
              <text:p text:style-name="P1">Abhishek discussed with Nihal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1cm">
              <dc:date>2014-09-16T00:00:00</dc:date>
              <text:p text:style-name="P1">Suggested by Abhishek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what if the current thread is calling getStats on itself?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what if it's the first time?</text:p>
          </table:table-cell>
          <table:table-cell table:number-columns-repeated="6"/>
        </table:table-row>
      </table:table>
      <table:table table:name="probable good point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office:value-type="string" calcext:value-type="string">
            <text:p>exception hand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9:52:47.480681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6T02:10:28.476626992</dc:date>
    <meta:editing-duration>PT11H30M8S</meta:editing-duration>
    <meta:editing-cycles>53</meta:editing-cycles>
    <meta:generator>LibreOffice/4.2.6.3$Linux_X86_64 LibreOffice_project/420m0$Build-3</meta:generator>
    <meta:document-statistic meta:table-count="2" meta:cell-count="49" meta:object-count="0"/>
  </office:meta>
</office:document-meta>
</file>